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80000067891F97E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23.217cm" svg:height="31.412cm" svg:x="1.27cm" svg:y="-3.472cm">
        <draw:image xlink:href="Pictures/10000201000004C80000067891F97E9D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be Hart</meta:initial-creator>
    <meta:creation-date>2012-07-27T21:02:51</meta:creation-date>
    <dc:date>2012-07-27T21:48:11</dc:date>
    <dc:creator>Gabe Hart</dc:creator>
    <meta:editing-duration>PT11M17S</meta:editing-duration>
    <meta:editing-cycles>1</meta:editing-cycles>
    <meta:document-statistic meta:object-count="1"/>
    <meta:generator>OpenOffice.org/3.3$Unix OpenOffice.org_project/330m20$Build-9567</meta:generator>
  </office:meta>
</office:document-meta>
</file>